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DelegateByteBuddyMockMaker.newInstance( Class &lt; T &gt; cl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lineConstructionMockControl.en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lineDelegateByteBuddyMockMaker.doCreateMock( MockCreationSettings &lt; T &gt; settings , MockHandler handler , boolean nullOnNonInlineConstru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lineConstructionMockContext.InlineConstructionMockContext( Object [ ] arguments , Class &lt; ? &gt; type , String [ ] parameter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lineDelegateByteBuddyMockMaker.resetMock( Object mock , MockHandler newHandler , MockCreationSettings settin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lineConstructionMockContext.construc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lineConstructionMockContext.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structionMockContro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.m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structionMockControl.InlineConstructionMockControl( Class &lt; T &gt; type , Function &lt; MockedConstruction . Context , MockCreationSettings &lt; T &gt; &gt; settingsFactory , Function &lt; MockedConstruction . Context , MockHandler &lt; T &gt; &gt; handlerFactory , MockedConstruction . MockInitializer &lt; T &gt; mockInitializer , Map &lt; Class &lt; ? &gt; , BiConsumer &lt; Object , MockedConstruction . Context &gt;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DelegateByteBuddyMockMaker.InlineDelegateByteBuddyMockMaker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InlineStaticMockControl.dis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DelegateByteBuddyMockMaker.isTypeMockable( final Class &lt; ? &gt;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lineDelegateByteBuddyMockMaker.prettifyFailure( MockCreationSettings &lt; T &gt; mockFeatures , Exception generationFail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InlineStaticMockControl.InlineStaticMockControl( Class &lt; T &gt; type , Map &lt; Class &lt; ? &gt; , MockMethodInterceptor &gt; interceptors ,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DelegateByteBuddyMockMaker.createMockType( MockCreationSettings &lt; T &gt;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ConstructionMockControl.ge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DelegateByteBuddyMockMaker.makeStandardArgument( Class &lt; ? &gt;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lineDelegateByteBuddy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lineStaticMockContro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structionMockContext.ge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ConstructionMockControl.dis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DelegateByteBuddyMockMaker.clearAll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DelegateByteBuddyMockMaker.getHandler( Object mo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DelegateByteBuddyMockMaker.createStaticMock( Class &lt; T &gt; type , MockCreationSettings &lt; T &gt; settings , Mock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lineDelegateByteBuddyMockMaker.clearMock( Object mo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lineDelegateByteBuddyMockMaker.nonMockableReas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lineDelegateByteBuddyMockMaker.createConstructionMock( Class &lt; T &gt; type , Function &lt; MockedConstruction . Context , MockCreationSettings &lt; T &gt; &gt; settingsFactory , Function &lt; MockedConstruction . Context , MockHandler &lt; T &gt; &gt; handlerFactory , MockedConstruction . MockInitializer &lt; T &gt; mockInitiali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lineDelegateByteBuddyMockMake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StaticMockControl.e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lineDelegateByteBuddyMockMaker.createSpy( MockCreationSettings &lt; T &gt; settings , MockHandler handler , 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